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3"/>
        <table:table-column table:style-name="co2" table:number-columns-repeated="1019" table:default-cell-style-name="ce6"/>
        <table:table-row table:style-name="ro1">
          <table:table-cell office:value-type="string" calcext:value-type="string">
            <text:p>Influence des frais sur la performance d’un portefeu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ance brute</text:p>
          </table:table-cell>
          <table:table-cell table:number-columns-repeated="4" table:style-name="ce4" office:value-type="percentage" office:value="0.07" calcext:value-type="percentage">
            <text:p>7,00 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is de gestion</text:p>
          </table:table-cell>
          <table:table-cell table:style-name="ce4" office:value-type="percentage" office:value="-0.001" calcext:value-type="percentage">
            <text:p>-0,10 %</text:p>
          </table:table-cell>
          <table:table-cell table:style-name="ce4" office:value-type="percentage" office:value="-0.01" calcext:value-type="percentage">
            <text:p>-1,00 %</text:p>
          </table:table-cell>
          <table:table-cell table:style-name="ce4" office:value-type="percentage" office:value="-0.02" calcext:value-type="percentage">
            <text:p>-2,00 %</text:p>
          </table:table-cell>
          <table:table-cell table:style-name="ce4" office:value-type="percentage" office:value="-0.03" calcext:value-type="percentage">
            <text:p>-3,00 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 nette</text:p>
          </table:table-cell>
          <table:table-cell table:style-name="ce4" table:formula="of:=[.B3]+[.B2]" office:value-type="percentage" office:value="0.069" calcext:value-type="percentage">
            <text:p>6,90 %</text:p>
          </table:table-cell>
          <table:table-cell table:style-name="ce4" table:formula="of:=[.C3]+[.C2]" office:value-type="percentage" office:value="0.06" calcext:value-type="percentage">
            <text:p>6,00 %</text:p>
          </table:table-cell>
          <table:table-cell table:style-name="ce4" table:formula="of:=[.D3]+[.D2]" office:value-type="percentage" office:value="0.05" calcext:value-type="percentage">
            <text:p>5,00 %</text:p>
          </table:table-cell>
          <table:table-cell table:style-name="ce4" table:formula="of:=[.E3]+[.E2]" office:value-type="percentage" office:value="0.04" calcext:value-type="percentage">
            <text:p>4,00 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née 0</text:p>
          </table:table-cell>
          <table:table-cell table:number-columns-repeated="4" table:style-name="ce5" office:value-type="float" office:value="100" calcext:value-type="float">
            <text:p>100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1</text:p>
          </table:table-cell>
          <table:table-cell table:style-name="ce5" table:formula="of:=[.B6]+[.B6]*[.B$4]" office:value-type="float" office:value="106.9" calcext:value-type="float">
            <text:p>106,9</text:p>
          </table:table-cell>
          <table:table-cell table:style-name="ce5" table:formula="of:=[.C6]+[.C6]*[.C$4]" office:value-type="float" office:value="106" calcext:value-type="float">
            <text:p>106,0</text:p>
          </table:table-cell>
          <table:table-cell table:style-name="ce5" table:formula="of:=[.D6]+[.D6]*[.D$4]" office:value-type="float" office:value="105" calcext:value-type="float">
            <text:p>105,0</text:p>
          </table:table-cell>
          <table:table-cell table:style-name="ce5" table:formula="of:=[.E6]+[.E6]*[.E$4]" office:value-type="float" office:value="104" calcext:value-type="float">
            <text:p>104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2</text:p>
          </table:table-cell>
          <table:table-cell table:style-name="ce5" table:formula="of:=[.B7]+[.B7]*[.B$4]" office:value-type="float" office:value="114.2761" calcext:value-type="float">
            <text:p>114,3</text:p>
          </table:table-cell>
          <table:table-cell table:style-name="ce5" table:formula="of:=[.C7]+[.C7]*[.C$4]" office:value-type="float" office:value="112.36" calcext:value-type="float">
            <text:p>112,4</text:p>
          </table:table-cell>
          <table:table-cell table:style-name="ce5" table:formula="of:=[.D7]+[.D7]*[.D$4]" office:value-type="float" office:value="110.25" calcext:value-type="float">
            <text:p>110,3</text:p>
          </table:table-cell>
          <table:table-cell table:style-name="ce5" table:formula="of:=[.E7]+[.E7]*[.E$4]" office:value-type="float" office:value="108.16" calcext:value-type="float">
            <text:p>108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3</text:p>
          </table:table-cell>
          <table:table-cell table:style-name="ce5" table:formula="of:=[.B8]+[.B8]*[.B$4]" office:value-type="float" office:value="122.1611509" calcext:value-type="float">
            <text:p>122,2</text:p>
          </table:table-cell>
          <table:table-cell table:style-name="ce5" table:formula="of:=[.C8]+[.C8]*[.C$4]" office:value-type="float" office:value="119.1016" calcext:value-type="float">
            <text:p>119,1</text:p>
          </table:table-cell>
          <table:table-cell table:style-name="ce5" table:formula="of:=[.D8]+[.D8]*[.D$4]" office:value-type="float" office:value="115.7625" calcext:value-type="float">
            <text:p>115,8</text:p>
          </table:table-cell>
          <table:table-cell table:style-name="ce5" table:formula="of:=[.E8]+[.E8]*[.E$4]" office:value-type="float" office:value="112.4864" calcext:value-type="float">
            <text:p>112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4</text:p>
          </table:table-cell>
          <table:table-cell table:style-name="ce5" table:formula="of:=[.B9]+[.B9]*[.B$4]" office:value-type="float" office:value="130.5902703121" calcext:value-type="float">
            <text:p>130,6</text:p>
          </table:table-cell>
          <table:table-cell table:style-name="ce5" table:formula="of:=[.C9]+[.C9]*[.C$4]" office:value-type="float" office:value="126.247696" calcext:value-type="float">
            <text:p>126,2</text:p>
          </table:table-cell>
          <table:table-cell table:style-name="ce5" table:formula="of:=[.D9]+[.D9]*[.D$4]" office:value-type="float" office:value="121.550625" calcext:value-type="float">
            <text:p>121,6</text:p>
          </table:table-cell>
          <table:table-cell table:style-name="ce5" table:formula="of:=[.E9]+[.E9]*[.E$4]" office:value-type="float" office:value="116.985856" calcext:value-type="float">
            <text:p>117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5</text:p>
          </table:table-cell>
          <table:table-cell table:style-name="ce5" table:formula="of:=[.B10]+[.B10]*[.B$4]" office:value-type="float" office:value="139.600998963635" calcext:value-type="float">
            <text:p>139,6</text:p>
          </table:table-cell>
          <table:table-cell table:style-name="ce5" table:formula="of:=[.C10]+[.C10]*[.C$4]" office:value-type="float" office:value="133.82255776" calcext:value-type="float">
            <text:p>133,8</text:p>
          </table:table-cell>
          <table:table-cell table:style-name="ce5" table:formula="of:=[.D10]+[.D10]*[.D$4]" office:value-type="float" office:value="127.62815625" calcext:value-type="float">
            <text:p>127,6</text:p>
          </table:table-cell>
          <table:table-cell table:style-name="ce5" table:formula="of:=[.E10]+[.E10]*[.E$4]" office:value-type="float" office:value="121.66529024" calcext:value-type="float">
            <text:p>121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6</text:p>
          </table:table-cell>
          <table:table-cell table:style-name="ce5" table:formula="of:=[.B11]+[.B11]*[.B$4]" office:value-type="float" office:value="149.233467892126" calcext:value-type="float">
            <text:p>149,2</text:p>
          </table:table-cell>
          <table:table-cell table:style-name="ce5" table:formula="of:=[.C11]+[.C11]*[.C$4]" office:value-type="float" office:value="141.8519112256" calcext:value-type="float">
            <text:p>141,9</text:p>
          </table:table-cell>
          <table:table-cell table:style-name="ce5" table:formula="of:=[.D11]+[.D11]*[.D$4]" office:value-type="float" office:value="134.0095640625" calcext:value-type="float">
            <text:p>134,0</text:p>
          </table:table-cell>
          <table:table-cell table:style-name="ce5" table:formula="of:=[.E11]+[.E11]*[.E$4]" office:value-type="float" office:value="126.5319018496" calcext:value-type="float">
            <text:p>126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7</text:p>
          </table:table-cell>
          <table:table-cell table:style-name="ce5" table:formula="of:=[.B12]+[.B12]*[.B$4]" office:value-type="float" office:value="159.530577176682" calcext:value-type="float">
            <text:p>159,5</text:p>
          </table:table-cell>
          <table:table-cell table:style-name="ce5" table:formula="of:=[.C12]+[.C12]*[.C$4]" office:value-type="float" office:value="150.363025899136" calcext:value-type="float">
            <text:p>150,4</text:p>
          </table:table-cell>
          <table:table-cell table:style-name="ce5" table:formula="of:=[.D12]+[.D12]*[.D$4]" office:value-type="float" office:value="140.710042265625" calcext:value-type="float">
            <text:p>140,7</text:p>
          </table:table-cell>
          <table:table-cell table:style-name="ce5" table:formula="of:=[.E12]+[.E12]*[.E$4]" office:value-type="float" office:value="131.593177923584" calcext:value-type="float">
            <text:p>131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8</text:p>
          </table:table-cell>
          <table:table-cell table:style-name="ce5" table:formula="of:=[.B13]+[.B13]*[.B$4]" office:value-type="float" office:value="170.538187001873" calcext:value-type="float">
            <text:p>170,5</text:p>
          </table:table-cell>
          <table:table-cell table:style-name="ce5" table:formula="of:=[.C13]+[.C13]*[.C$4]" office:value-type="float" office:value="159.384807453084" calcext:value-type="float">
            <text:p>159,4</text:p>
          </table:table-cell>
          <table:table-cell table:style-name="ce5" table:formula="of:=[.D13]+[.D13]*[.D$4]" office:value-type="float" office:value="147.745544378906" calcext:value-type="float">
            <text:p>147,7</text:p>
          </table:table-cell>
          <table:table-cell table:style-name="ce5" table:formula="of:=[.E13]+[.E13]*[.E$4]" office:value-type="float" office:value="136.856905040527" calcext:value-type="float">
            <text:p>136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9</text:p>
          </table:table-cell>
          <table:table-cell table:style-name="ce5" table:formula="of:=[.B14]+[.B14]*[.B$4]" office:value-type="float" office:value="182.305321905003" calcext:value-type="float">
            <text:p>182,3</text:p>
          </table:table-cell>
          <table:table-cell table:style-name="ce5" table:formula="of:=[.C14]+[.C14]*[.C$4]" office:value-type="float" office:value="168.947895900269" calcext:value-type="float">
            <text:p>168,9</text:p>
          </table:table-cell>
          <table:table-cell table:style-name="ce5" table:formula="of:=[.D14]+[.D14]*[.D$4]" office:value-type="float" office:value="155.132821597852" calcext:value-type="float">
            <text:p>155,1</text:p>
          </table:table-cell>
          <table:table-cell table:style-name="ce5" table:formula="of:=[.E14]+[.E14]*[.E$4]" office:value-type="float" office:value="142.331181242148" calcext:value-type="float">
            <text:p>142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10</text:p>
          </table:table-cell>
          <table:table-cell table:style-name="ce5" table:formula="of:=[.B15]+[.B15]*[.B$4]" office:value-type="float" office:value="194.884389116448" calcext:value-type="float">
            <text:p>194,9</text:p>
          </table:table-cell>
          <table:table-cell table:style-name="ce5" table:formula="of:=[.C15]+[.C15]*[.C$4]" office:value-type="float" office:value="179.084769654285" calcext:value-type="float">
            <text:p>179,1</text:p>
          </table:table-cell>
          <table:table-cell table:style-name="ce5" table:formula="of:=[.D15]+[.D15]*[.D$4]" office:value-type="float" office:value="162.889462677744" calcext:value-type="float">
            <text:p>162,9</text:p>
          </table:table-cell>
          <table:table-cell table:style-name="ce5" table:formula="of:=[.E15]+[.E15]*[.E$4]" office:value-type="float" office:value="148.024428491834" calcext:value-type="float">
            <text:p>148,0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1</text:p>
          </table:table-cell>
          <table:table-cell table:style-name="ce5" table:formula="of:=[.B16]+[.B16]*[.B$4]" office:value-type="float" office:value="208.331411965483" calcext:value-type="float">
            <text:p>208,3</text:p>
          </table:table-cell>
          <table:table-cell table:style-name="ce5" table:formula="of:=[.C16]+[.C16]*[.C$4]" office:value-type="float" office:value="189.829855833543" calcext:value-type="float">
            <text:p>189,8</text:p>
          </table:table-cell>
          <table:table-cell table:style-name="ce5" table:formula="of:=[.D16]+[.D16]*[.D$4]" office:value-type="float" office:value="171.033935811631" calcext:value-type="float">
            <text:p>171,0</text:p>
          </table:table-cell>
          <table:table-cell table:style-name="ce5" table:formula="of:=[.E16]+[.E16]*[.E$4]" office:value-type="float" office:value="153.945405631508" calcext:value-type="float">
            <text:p>153,9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2</text:p>
          </table:table-cell>
          <table:table-cell table:style-name="ce5" table:formula="of:=[.B17]+[.B17]*[.B$4]" office:value-type="float" office:value="222.706279391101" calcext:value-type="float">
            <text:p>222,7</text:p>
          </table:table-cell>
          <table:table-cell table:style-name="ce5" table:formula="of:=[.C17]+[.C17]*[.C$4]" office:value-type="float" office:value="201.219647183555" calcext:value-type="float">
            <text:p>201,2</text:p>
          </table:table-cell>
          <table:table-cell table:style-name="ce5" table:formula="of:=[.D17]+[.D17]*[.D$4]" office:value-type="float" office:value="179.585632602213" calcext:value-type="float">
            <text:p>179,6</text:p>
          </table:table-cell>
          <table:table-cell table:style-name="ce5" table:formula="of:=[.E17]+[.E17]*[.E$4]" office:value-type="float" office:value="160.103221856768" calcext:value-type="float">
            <text:p>160,1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3</text:p>
          </table:table-cell>
          <table:table-cell table:style-name="ce5" table:formula="of:=[.B18]+[.B18]*[.B$4]" office:value-type="float" office:value="238.073012669087" calcext:value-type="float">
            <text:p>238,1</text:p>
          </table:table-cell>
          <table:table-cell table:style-name="ce5" table:formula="of:=[.C18]+[.C18]*[.C$4]" office:value-type="float" office:value="213.292826014568" calcext:value-type="float">
            <text:p>213,3</text:p>
          </table:table-cell>
          <table:table-cell table:style-name="ce5" table:formula="of:=[.D18]+[.D18]*[.D$4]" office:value-type="float" office:value="188.564914232324" calcext:value-type="float">
            <text:p>188,6</text:p>
          </table:table-cell>
          <table:table-cell table:style-name="ce5" table:formula="of:=[.E18]+[.E18]*[.E$4]" office:value-type="float" office:value="166.507350731039" calcext:value-type="float">
            <text:p>166,5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4</text:p>
          </table:table-cell>
          <table:table-cell table:style-name="ce5" table:formula="of:=[.B19]+[.B19]*[.B$4]" office:value-type="float" office:value="254.500050543254" calcext:value-type="float">
            <text:p>254,5</text:p>
          </table:table-cell>
          <table:table-cell table:style-name="ce5" table:formula="of:=[.C19]+[.C19]*[.C$4]" office:value-type="float" office:value="226.090395575442" calcext:value-type="float">
            <text:p>226,1</text:p>
          </table:table-cell>
          <table:table-cell table:style-name="ce5" table:formula="of:=[.D19]+[.D19]*[.D$4]" office:value-type="float" office:value="197.99315994394" calcext:value-type="float">
            <text:p>198,0</text:p>
          </table:table-cell>
          <table:table-cell table:style-name="ce5" table:formula="of:=[.E19]+[.E19]*[.E$4]" office:value-type="float" office:value="173.16764476028" calcext:value-type="float">
            <text:p>173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15</text:p>
          </table:table-cell>
          <table:table-cell table:style-name="ce5" table:formula="of:=[.B20]+[.B20]*[.B$4]" office:value-type="float" office:value="272.060554030739" calcext:value-type="float">
            <text:p>272,1</text:p>
          </table:table-cell>
          <table:table-cell table:style-name="ce5" table:formula="of:=[.C20]+[.C20]*[.C$4]" office:value-type="float" office:value="239.655819309969" calcext:value-type="float">
            <text:p>239,7</text:p>
          </table:table-cell>
          <table:table-cell table:style-name="ce5" table:formula="of:=[.D20]+[.D20]*[.D$4]" office:value-type="float" office:value="207.892817941137" calcext:value-type="float">
            <text:p>207,9</text:p>
          </table:table-cell>
          <table:table-cell table:style-name="ce5" table:formula="of:=[.E20]+[.E20]*[.E$4]" office:value-type="float" office:value="180.094350550692" calcext:value-type="float">
            <text:p>180,1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6</text:p>
          </table:table-cell>
          <table:table-cell table:style-name="ce5" table:formula="of:=[.B21]+[.B21]*[.B$4]" office:value-type="float" office:value="290.83273225886" calcext:value-type="float">
            <text:p>290,8</text:p>
          </table:table-cell>
          <table:table-cell table:style-name="ce5" table:formula="of:=[.C21]+[.C21]*[.C$4]" office:value-type="float" office:value="254.035168468567" calcext:value-type="float">
            <text:p>254,0</text:p>
          </table:table-cell>
          <table:table-cell table:style-name="ce5" table:formula="of:=[.D21]+[.D21]*[.D$4]" office:value-type="float" office:value="218.287458838193" calcext:value-type="float">
            <text:p>218,3</text:p>
          </table:table-cell>
          <table:table-cell table:style-name="ce5" table:formula="of:=[.E21]+[.E21]*[.E$4]" office:value-type="float" office:value="187.298124572719" calcext:value-type="float">
            <text:p>187,3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7</text:p>
          </table:table-cell>
          <table:table-cell table:style-name="ce5" table:formula="of:=[.B22]+[.B22]*[.B$4]" office:value-type="float" office:value="310.900190784721" calcext:value-type="float">
            <text:p>310,9</text:p>
          </table:table-cell>
          <table:table-cell table:style-name="ce5" table:formula="of:=[.C22]+[.C22]*[.C$4]" office:value-type="float" office:value="269.277278576681" calcext:value-type="float">
            <text:p>269,3</text:p>
          </table:table-cell>
          <table:table-cell table:style-name="ce5" table:formula="of:=[.D22]+[.D22]*[.D$4]" office:value-type="float" office:value="229.201831780103" calcext:value-type="float">
            <text:p>229,2</text:p>
          </table:table-cell>
          <table:table-cell table:style-name="ce5" table:formula="of:=[.E22]+[.E22]*[.E$4]" office:value-type="float" office:value="194.790049555628" calcext:value-type="float">
            <text:p>194,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8</text:p>
          </table:table-cell>
          <table:table-cell table:style-name="ce5" table:formula="of:=[.B23]+[.B23]*[.B$4]" office:value-type="float" office:value="332.352303948867" calcext:value-type="float">
            <text:p>332,4</text:p>
          </table:table-cell>
          <table:table-cell table:style-name="ce5" table:formula="of:=[.C23]+[.C23]*[.C$4]" office:value-type="float" office:value="285.433915291282" calcext:value-type="float">
            <text:p>285,4</text:p>
          </table:table-cell>
          <table:table-cell table:style-name="ce5" table:formula="of:=[.D23]+[.D23]*[.D$4]" office:value-type="float" office:value="240.661923369108" calcext:value-type="float">
            <text:p>240,7</text:p>
          </table:table-cell>
          <table:table-cell table:style-name="ce5" table:formula="of:=[.E23]+[.E23]*[.E$4]" office:value-type="float" office:value="202.581651537853" calcext:value-type="float">
            <text:p>202,6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19</text:p>
          </table:table-cell>
          <table:table-cell table:style-name="ce5" table:formula="of:=[.B24]+[.B24]*[.B$4]" office:value-type="float" office:value="355.284612921338" calcext:value-type="float">
            <text:p>355,3</text:p>
          </table:table-cell>
          <table:table-cell table:style-name="ce5" table:formula="of:=[.C24]+[.C24]*[.C$4]" office:value-type="float" office:value="302.559950208759" calcext:value-type="float">
            <text:p>302,6</text:p>
          </table:table-cell>
          <table:table-cell table:style-name="ce5" table:formula="of:=[.D24]+[.D24]*[.D$4]" office:value-type="float" office:value="252.695019537564" calcext:value-type="float">
            <text:p>252,7</text:p>
          </table:table-cell>
          <table:table-cell table:style-name="ce5" table:formula="of:=[.E24]+[.E24]*[.E$4]" office:value-type="float" office:value="210.684917599367" calcext:value-type="float">
            <text:p>210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20</text:p>
          </table:table-cell>
          <table:table-cell table:style-name="ce5" table:formula="of:=[.B25]+[.B25]*[.B$4]" office:value-type="float" office:value="379.799251212911" calcext:value-type="float">
            <text:p>379,8</text:p>
          </table:table-cell>
          <table:table-cell table:style-name="ce5" table:formula="of:=[.C25]+[.C25]*[.C$4]" office:value-type="float" office:value="320.713547221285" calcext:value-type="float">
            <text:p>320,7</text:p>
          </table:table-cell>
          <table:table-cell table:style-name="ce5" table:formula="of:=[.D25]+[.D25]*[.D$4]" office:value-type="float" office:value="265.329770514442" calcext:value-type="float">
            <text:p>265,3</text:p>
          </table:table-cell>
          <table:table-cell table:style-name="ce5" table:formula="of:=[.E25]+[.E25]*[.E$4]" office:value-type="float" office:value="219.112314303342" calcext:value-type="float">
            <text:p>219,1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1</text:p>
          </table:table-cell>
          <table:table-cell table:style-name="ce5" table:formula="of:=[.B26]+[.B26]*[.B$4]" office:value-type="float" office:value="406.005399546602" calcext:value-type="float">
            <text:p>406,0</text:p>
          </table:table-cell>
          <table:table-cell table:style-name="ce5" table:formula="of:=[.C26]+[.C26]*[.C$4]" office:value-type="float" office:value="339.956360054562" calcext:value-type="float">
            <text:p>340,0</text:p>
          </table:table-cell>
          <table:table-cell table:style-name="ce5" table:formula="of:=[.D26]+[.D26]*[.D$4]" office:value-type="float" office:value="278.596259040164" calcext:value-type="float">
            <text:p>278,6</text:p>
          </table:table-cell>
          <table:table-cell table:style-name="ce5" table:formula="of:=[.E26]+[.E26]*[.E$4]" office:value-type="float" office:value="227.876806875476" calcext:value-type="float">
            <text:p>227,9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2</text:p>
          </table:table-cell>
          <table:table-cell table:style-name="ce5" table:formula="of:=[.B27]+[.B27]*[.B$4]" office:value-type="float" office:value="434.019772115317" calcext:value-type="float">
            <text:p>434,0</text:p>
          </table:table-cell>
          <table:table-cell table:style-name="ce5" table:formula="of:=[.C27]+[.C27]*[.C$4]" office:value-type="float" office:value="360.353741657835" calcext:value-type="float">
            <text:p>360,4</text:p>
          </table:table-cell>
          <table:table-cell table:style-name="ce5" table:formula="of:=[.D27]+[.D27]*[.D$4]" office:value-type="float" office:value="292.526071992172" calcext:value-type="float">
            <text:p>292,5</text:p>
          </table:table-cell>
          <table:table-cell table:style-name="ce5" table:formula="of:=[.E27]+[.E27]*[.E$4]" office:value-type="float" office:value="236.991879150495" calcext:value-type="float">
            <text:p>237,0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3</text:p>
          </table:table-cell>
          <table:table-cell table:style-name="ce5" table:formula="of:=[.B28]+[.B28]*[.B$4]" office:value-type="float" office:value="463.967136391274" calcext:value-type="float">
            <text:p>464,0</text:p>
          </table:table-cell>
          <table:table-cell table:style-name="ce5" table:formula="of:=[.C28]+[.C28]*[.C$4]" office:value-type="float" office:value="381.974966157305" calcext:value-type="float">
            <text:p>382,0</text:p>
          </table:table-cell>
          <table:table-cell table:style-name="ce5" table:formula="of:=[.D28]+[.D28]*[.D$4]" office:value-type="float" office:value="307.152375591781" calcext:value-type="float">
            <text:p>307,2</text:p>
          </table:table-cell>
          <table:table-cell table:style-name="ce5" table:formula="of:=[.E28]+[.E28]*[.E$4]" office:value-type="float" office:value="246.471554316514" calcext:value-type="float">
            <text:p>246,5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4</text:p>
          </table:table-cell>
          <table:table-cell table:style-name="ce5" table:formula="of:=[.B29]+[.B29]*[.B$4]" office:value-type="float" office:value="495.980868802272" calcext:value-type="float">
            <text:p>496,0</text:p>
          </table:table-cell>
          <table:table-cell table:style-name="ce5" table:formula="of:=[.C29]+[.C29]*[.C$4]" office:value-type="float" office:value="404.893464126744" calcext:value-type="float">
            <text:p>404,9</text:p>
          </table:table-cell>
          <table:table-cell table:style-name="ce5" table:formula="of:=[.D29]+[.D29]*[.D$4]" office:value-type="float" office:value="322.50999437137" calcext:value-type="float">
            <text:p>322,5</text:p>
          </table:table-cell>
          <table:table-cell table:style-name="ce5" table:formula="of:=[.E29]+[.E29]*[.E$4]" office:value-type="float" office:value="256.330416489175" calcext:value-type="float">
            <text:p>256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25</text:p>
          </table:table-cell>
          <table:table-cell table:style-name="ce5" table:formula="of:=[.B30]+[.B30]*[.B$4]" office:value-type="float" office:value="530.203548749629" calcext:value-type="float">
            <text:p>530,2</text:p>
          </table:table-cell>
          <table:table-cell table:style-name="ce5" table:formula="of:=[.C30]+[.C30]*[.C$4]" office:value-type="float" office:value="429.187071974348" calcext:value-type="float">
            <text:p>429,2</text:p>
          </table:table-cell>
          <table:table-cell table:style-name="ce5" table:formula="of:=[.D30]+[.D30]*[.D$4]" office:value-type="float" office:value="338.635494089938" calcext:value-type="float">
            <text:p>338,6</text:p>
          </table:table-cell>
          <table:table-cell table:style-name="ce5" table:formula="of:=[.E30]+[.E30]*[.E$4]" office:value-type="float" office:value="266.583633148742" calcext:value-type="float">
            <text:p>266,6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6</text:p>
          </table:table-cell>
          <table:table-cell table:style-name="ce5" table:formula="of:=[.B31]+[.B31]*[.B$4]" office:value-type="float" office:value="566.787593613353" calcext:value-type="float">
            <text:p>566,8</text:p>
          </table:table-cell>
          <table:table-cell table:style-name="ce5" table:formula="of:=[.C31]+[.C31]*[.C$4]" office:value-type="float" office:value="454.938296292809" calcext:value-type="float">
            <text:p>454,9</text:p>
          </table:table-cell>
          <table:table-cell table:style-name="ce5" table:formula="of:=[.D31]+[.D31]*[.D$4]" office:value-type="float" office:value="355.567268794435" calcext:value-type="float">
            <text:p>355,6</text:p>
          </table:table-cell>
          <table:table-cell table:style-name="ce5" table:formula="of:=[.E31]+[.E31]*[.E$4]" office:value-type="float" office:value="277.246978474692" calcext:value-type="float">
            <text:p>277,2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7</text:p>
          </table:table-cell>
          <table:table-cell table:style-name="ce5" table:formula="of:=[.B32]+[.B32]*[.B$4]" office:value-type="float" office:value="605.895937572675" calcext:value-type="float">
            <text:p>605,9</text:p>
          </table:table-cell>
          <table:table-cell table:style-name="ce5" table:formula="of:=[.C32]+[.C32]*[.C$4]" office:value-type="float" office:value="482.234594070378" calcext:value-type="float">
            <text:p>482,2</text:p>
          </table:table-cell>
          <table:table-cell table:style-name="ce5" table:formula="of:=[.D32]+[.D32]*[.D$4]" office:value-type="float" office:value="373.345632234157" calcext:value-type="float">
            <text:p>373,3</text:p>
          </table:table-cell>
          <table:table-cell table:style-name="ce5" table:formula="of:=[.E32]+[.E32]*[.E$4]" office:value-type="float" office:value="288.336857613679" calcext:value-type="float">
            <text:p>288,3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8</text:p>
          </table:table-cell>
          <table:table-cell table:style-name="ce5" table:formula="of:=[.B33]+[.B33]*[.B$4]" office:value-type="float" office:value="647.702757265189" calcext:value-type="float">
            <text:p>647,7</text:p>
          </table:table-cell>
          <table:table-cell table:style-name="ce5" table:formula="of:=[.C33]+[.C33]*[.C$4]" office:value-type="float" office:value="511.168669714601" calcext:value-type="float">
            <text:p>511,2</text:p>
          </table:table-cell>
          <table:table-cell table:style-name="ce5" table:formula="of:=[.D33]+[.D33]*[.D$4]" office:value-type="float" office:value="392.012913845865" calcext:value-type="float">
            <text:p>392,0</text:p>
          </table:table-cell>
          <table:table-cell table:style-name="ce5" table:formula="of:=[.E33]+[.E33]*[.E$4]" office:value-type="float" office:value="299.870331918227" calcext:value-type="float">
            <text:p>299,9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Année 29</text:p>
          </table:table-cell>
          <table:table-cell table:style-name="ce5" table:formula="of:=[.B34]+[.B34]*[.B$4]" office:value-type="float" office:value="692.394247516487" calcext:value-type="float">
            <text:p>692,4</text:p>
          </table:table-cell>
          <table:table-cell table:style-name="ce5" table:formula="of:=[.C34]+[.C34]*[.C$4]" office:value-type="float" office:value="541.838789897477" calcext:value-type="float">
            <text:p>541,8</text:p>
          </table:table-cell>
          <table:table-cell table:style-name="ce5" table:formula="of:=[.D34]+[.D34]*[.D$4]" office:value-type="float" office:value="411.613559538158" calcext:value-type="float">
            <text:p>411,6</text:p>
          </table:table-cell>
          <table:table-cell table:style-name="ce5" table:formula="of:=[.E34]+[.E34]*[.E$4]" office:value-type="float" office:value="311.865145194956" calcext:value-type="float">
            <text:p>311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ée 30</text:p>
          </table:table-cell>
          <table:table-cell table:style-name="ce5" table:formula="of:=[.B35]+[.B35]*[.B$4]" office:value-type="float" office:value="740.169450595125" calcext:value-type="float">
            <text:p>740,2</text:p>
          </table:table-cell>
          <table:table-cell table:style-name="ce5" table:formula="of:=[.C35]+[.C35]*[.C$4]" office:value-type="float" office:value="574.349117291325" calcext:value-type="float">
            <text:p>574,3</text:p>
          </table:table-cell>
          <table:table-cell table:style-name="ce5" table:formula="of:=[.D35]+[.D35]*[.D$4]" office:value-type="float" office:value="432.194237515066" calcext:value-type="float">
            <text:p>432,2</text:p>
          </table:table-cell>
          <table:table-cell table:style-name="ce5" table:formula="of:=[.E35]+[.E35]*[.E$4]" office:value-type="float" office:value="324.339751002754" calcext:value-type="float">
            <text:p>324,3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9T14:19:46.055020214</meta:creation-date>
    <dc:date>2020-05-09T17:57:58.481173318</dc:date>
    <meta:editing-duration>PT3H7M31S</meta:editing-duration>
    <meta:editing-cycles>1</meta:editing-cycles>
    <meta:document-statistic meta:table-count="1" meta:cell-count="171" meta:object-count="0"/>
    <meta:generator>LibreOffice/6.4.3.2$MacOSX_X86_64 LibreOffice_project/747b5d0ebf89f41c860ec2a39efd7cb15b54f2d8</meta:generator>
  </office:meta>
</office:document-meta>
</file>